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2.434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1.809in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4.1889in" table:align="left"/>
    </style:style>
    <style:style style:name="Table3.A" style:family="table-column">
      <style:table-column-properties style:column-width="0.5618in"/>
    </style:style>
    <style:style style:name="Table3.B" style:family="table-column">
      <style:table-column-properties style:column-width="0.5021in"/>
    </style:style>
    <style:style style:name="Table3.C" style:family="table-column">
      <style:table-column-properties style:column-width="0.4389in"/>
    </style:style>
    <style:style style:name="Table3.D" style:family="table-column">
      <style:table-column-properties style:column-width="0.4986in"/>
    </style:style>
    <style:style style:name="Table3.F" style:family="table-column">
      <style:table-column-properties style:column-width="0.4319in"/>
    </style:style>
    <style:style style:name="Table3.A1" style:family="table-cell">
      <style:table-cell-properties fo:padding="0.0382in" fo:border="none"/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I1" style:family="table-cell">
      <style:table-cell-properties fo:padding="0.0382in" fo:border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.9347in" table:align="left"/>
    </style:style>
    <style:style style:name="Table2.A" style:family="table-column">
      <style:table-column-properties style:column-width="0.4986in"/>
    </style:style>
    <style:style style:name="Table2.B" style:family="table-column">
      <style:table-column-properties style:column-width="0.6917in"/>
    </style:style>
    <style:style style:name="Table2.C" style:family="table-column">
      <style:table-column-properties style:column-width="0.7444in"/>
    </style:style>
    <style:style style:name="Table2.A1" style:family="table-cell">
      <style:table-cell-properties fo:padding="0.0382in" fo:border="none"/>
    </style:style>
    <style:style style:name="Table2.B2" style:family="table-cell">
      <style:table-cell-properties fo:padding="0.0382in" fo:border-left="0.05pt solid #000000" fo:border-right="none" fo:border-top="0.05pt solid #000000" fo:border-bottom="none"/>
    </style:style>
    <style:style style:name="Table2.C2" style:family="table-cell">
      <style:table-cell-properties fo:padding="0.0382in" fo:border-left="none" fo:border-right="0.05pt solid #000000" fo:border-top="0.05pt solid #000000" fo:border-bottom="none"/>
    </style:style>
    <style:style style:name="Table2.B3" style:family="table-cell">
      <style:table-cell-properties fo:padding="0.0382in" fo:border-left="0.05pt solid #000000" fo:border-right="none" fo:border-top="none" fo:border-bottom="none"/>
    </style:style>
    <style:style style:name="Table2.C3" style:family="table-cell">
      <style:table-cell-properties fo:padding="0.0382in" fo:border-left="none" fo:border-right="0.05pt solid #000000" fo:border-top="none" fo:border-bottom="none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none" fo:border-right="0.05pt solid #000000" fo:border-top="none" fo:border-bottom="0.05pt solid #000000"/>
    </style:style>
    <style:style style:name="Table4" style:family="table">
      <style:table-properties style:width="2.1278in" table:align="left"/>
    </style:style>
    <style:style style:name="Table4.A" style:family="table-column">
      <style:table-column-properties style:column-width="1.25in"/>
    </style:style>
    <style:style style:name="Table4.B" style:family="table-column">
      <style:table-column-properties style:column-width="0.8778in"/>
    </style:style>
    <style:style style:name="Table4.A1" style:family="table-cell">
      <style:table-cell-properties fo:padding="0.0382in" fo:border="none"/>
    </style:style>
    <style:style style:name="Table4.B2" style:family="table-cell">
      <style:table-cell-properties fo:padding="0.0382in" fo:border-left="0.05pt solid #000000" fo:border-right="0.05pt solid #000000" fo:border-top="0.05pt solid #000000" fo:border-bottom="none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6271in" table:align="left"/>
    </style:style>
    <style:style style:name="Table5.A" style:family="table-column">
      <style:table-column-properties style:column-width="1.316in"/>
    </style:style>
    <style:style style:name="Table5.B" style:family="table-column">
      <style:table-column-properties style:column-width="1.25in"/>
    </style:style>
    <style:style style:name="Table5.C" style:family="table-column">
      <style:table-column-properties style:column-width="1.0611in"/>
    </style:style>
    <style:style style:name="Table5.A1" style:family="table-cell">
      <style:table-cell-properties fo:padding="0.0382in" fo:border="none"/>
    </style:style>
    <style:style style:name="Table5.A2" style:family="table-cell">
      <style:table-cell-properties fo:padding="0.0382in" fo:border-left="0.05pt solid #000000" fo:border-right="none" fo:border-top="0.05pt solid #000000" fo:border-bottom="none"/>
    </style:style>
    <style:style style:name="Table5.B2" style:family="table-cell">
      <style:table-cell-properties fo:padding="0.0382in" fo:border-left="none" fo:border-right="none" fo:border-top="0.05pt solid #000000" fo:border-bottom="none"/>
    </style:style>
    <style:style style:name="Table5.C2" style:family="table-cell">
      <style:table-cell-properties fo:padding="0.0382in" fo:border-left="none" fo:border-right="0.05pt solid #000000" fo:border-top="0.05pt solid #000000" fo:border-bottom="none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none" fo:border-right="none" fo:border-top="none" fo:border-bottom="0.05pt solid #000000"/>
    </style:style>
    <style:style style:name="Table5.C3" style:family="table-cell">
      <style:table-cell-properties fo:padding="0.0382in" fo:border-left="none" fo:border-right="0.05pt solid #000000" fo:border-top="none" fo:border-bottom="0.05pt solid #000000"/>
    </style:style>
    <style:style style:name="Table6" style:family="table">
      <style:table-properties style:width="5.059in" fo:break-before="column" table:align="margins"/>
    </style:style>
    <style:style style:name="Table6.A" style:family="table-column">
      <style:table-column-properties style:column-width="2.5in" style:rel-column-width="32385*"/>
    </style:style>
    <style:style style:name="Table6.B" style:family="table-column">
      <style:table-column-properties style:column-width="1.625in" style:rel-column-width="21050*"/>
    </style:style>
    <style:style style:name="Table6.C" style:family="table-column">
      <style:table-column-properties style:column-width="0.934in" style:rel-column-width="12100*"/>
    </style:style>
    <style:style style:name="Table6.A1" style:family="table-cell">
      <style:table-cell-properties fo:padding="0.0382in" fo:border="none"/>
    </style:style>
    <style:style style:name="P1" style:family="paragraph" style:parent-style-name="Header">
      <style:text-properties officeooo:rsid="001a8ebf" officeooo:paragraph-rsid="001a8ebf"/>
    </style:style>
    <style:style style:name="P2" style:family="paragraph" style:parent-style-name="Standard">
      <style:text-properties officeooo:rsid="00183ff7" officeooo:paragraph-rsid="00183ff7"/>
    </style:style>
    <style:style style:name="P3" style:family="paragraph" style:parent-style-name="Standard">
      <style:text-properties officeooo:rsid="00183ff7" officeooo:paragraph-rsid="00192e44"/>
    </style:style>
    <style:style style:name="P4" style:family="paragraph" style:parent-style-name="Standard">
      <style:text-properties officeooo:rsid="00183ff7" officeooo:paragraph-rsid="00213db4"/>
    </style:style>
    <style:style style:name="P5" style:family="paragraph" style:parent-style-name="Standard">
      <style:text-properties fo:font-size="10pt" officeooo:rsid="00183ff7" officeooo:paragraph-rsid="001bb35d" style:font-size-asian="10pt" style:font-size-complex="10pt"/>
    </style:style>
    <style:style style:name="P6" style:family="paragraph" style:parent-style-name="Standard">
      <style:text-properties fo:font-size="10pt" officeooo:rsid="00183ff7" officeooo:paragraph-rsid="0018f0d8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Droid Sans Mono" officeooo:rsid="00183ff7" officeooo:paragraph-rsid="001bd00a"/>
    </style:style>
    <style:style style:name="P8" style:family="paragraph" style:parent-style-name="Standard">
      <style:text-properties style:font-name="Droid Sans Mono" fo:font-size="9pt" style:font-size-asian="9pt" style:font-size-complex="9pt"/>
    </style:style>
    <style:style style:name="P9" style:family="paragraph" style:parent-style-name="Standard" style:master-page-name="">
      <style:paragraph-properties fo:margin-left="0in" fo:margin-right="0.5618in" fo:text-indent="0in" style:auto-text-indent="false" style:page-number="auto"/>
      <style:text-properties officeooo:rsid="00183ff7" officeooo:paragraph-rsid="001fd67d"/>
    </style:style>
    <style:style style:name="P10" style:family="paragraph" style:parent-style-name="Footnote">
      <style:text-properties officeooo:rsid="0018a598" officeooo:paragraph-rsid="0018a598"/>
    </style:style>
    <style:style style:name="P11" style:family="paragraph" style:parent-style-name="Footnote">
      <style:text-properties officeooo:rsid="00192e44" officeooo:paragraph-rsid="00192e44"/>
    </style:style>
    <style:style style:name="P12" style:family="paragraph" style:parent-style-name="Table_20_Contents">
      <style:text-properties officeooo:rsid="00183ff7" officeooo:paragraph-rsid="00183ff7"/>
    </style:style>
    <style:style style:name="P13" style:family="paragraph" style:parent-style-name="Table_20_Contents">
      <style:paragraph-properties fo:text-align="end" style:justify-single-word="false"/>
      <style:text-properties officeooo:rsid="0018a598" officeooo:paragraph-rsid="0018a598"/>
    </style:style>
    <style:style style:name="P14" style:family="paragraph" style:parent-style-name="Table_20_Contents">
      <style:paragraph-properties fo:text-align="center" style:justify-single-word="false"/>
      <style:text-properties officeooo:rsid="0018a598" officeooo:paragraph-rsid="0018a598"/>
    </style:style>
    <style:style style:name="P15" style:family="paragraph" style:parent-style-name="Table_20_Contents">
      <style:paragraph-properties fo:text-align="center" style:justify-single-word="false"/>
      <style:text-properties fo:font-weight="normal" officeooo:rsid="0018a598" officeooo:paragraph-rsid="0018a598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weight="normal" officeooo:rsid="001bd00a" officeooo:paragraph-rsid="001bd00a" style:font-weight-asian="normal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officeooo:rsid="00192e44" officeooo:paragraph-rsid="00192e44"/>
    </style:style>
    <style:style style:name="P18" style:family="paragraph" style:parent-style-name="Table_20_Contents">
      <style:paragraph-properties fo:text-align="center" style:justify-single-word="false"/>
      <style:text-properties officeooo:rsid="001bd00a" officeooo:paragraph-rsid="001bd00a"/>
    </style:style>
    <style:style style:name="P19" style:family="paragraph" style:parent-style-name="Table_20_Contents">
      <style:paragraph-properties fo:text-align="center" style:justify-single-word="false"/>
      <style:text-properties style:font-name="Droid Sans Mono" officeooo:rsid="00192e44" officeooo:paragraph-rsid="00192e44"/>
    </style:style>
    <style:style style:name="P20" style:family="paragraph" style:parent-style-name="Table_20_Contents">
      <style:paragraph-properties fo:text-align="center" style:justify-single-word="false"/>
      <style:text-properties style:font-name="Droid Sans Mono" fo:font-weight="bold" officeooo:rsid="001bd00a" officeooo:paragraph-rsid="001bd00a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Droid Sans Mono" fo:font-weight="bold" officeooo:rsid="0018a598" officeooo:paragraph-rsid="0018a598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Droid Sans Mono" fo:font-weight="normal" officeooo:rsid="0018a598" officeooo:paragraph-rsid="0018a598" style:font-weight-asian="normal" style:font-weight-complex="normal"/>
    </style:style>
    <style:style style:name="P23" style:family="paragraph" style:parent-style-name="Standard">
      <style:text-properties officeooo:rsid="00183ff7" officeooo:paragraph-rsid="001a8ebf"/>
    </style:style>
    <style:style style:name="P24" style:family="paragraph" style:parent-style-name="Standard">
      <style:text-properties officeooo:rsid="00183ff7" officeooo:paragraph-rsid="00278885"/>
    </style:style>
    <style:style style:name="P25" style:family="paragraph" style:parent-style-name="Standard">
      <style:text-properties officeooo:rsid="00183ff7" officeooo:paragraph-rsid="00183ff7"/>
    </style:style>
    <style:style style:name="P26" style:family="paragraph" style:parent-style-name="Standard">
      <style:text-properties style:font-name="Droid Sans1" fo:font-size="9pt" style:font-size-asian="9pt" style:font-size-complex="9pt"/>
    </style:style>
    <style:style style:name="P27" style:family="paragraph" style:parent-style-name="Standard">
      <style:text-properties style:font-name="Droid Sans Mono" fo:font-size="9pt" style:font-size-asian="9pt" style:font-size-complex="9pt"/>
    </style:style>
    <style:style style:name="P28" style:family="paragraph" style:parent-style-name="Standard">
      <style:text-properties style:font-name="Droid Sans Mono" fo:font-size="9pt" officeooo:paragraph-rsid="002809c0" style:font-size-asian="9pt" style:font-size-complex="9pt"/>
    </style:style>
    <style:style style:name="P29" style:family="paragraph" style:parent-style-name="Standard">
      <style:paragraph-properties fo:text-align="center" style:justify-single-word="false"/>
      <style:text-properties style:font-name="Droid Sans Mono" officeooo:rsid="002d32e5" officeooo:paragraph-rsid="002d32e5"/>
    </style:style>
    <style:style style:name="P30" style:family="paragraph" style:parent-style-name="Standard">
      <style:text-properties fo:font-size="10pt" officeooo:rsid="002d32e5" officeooo:paragraph-rsid="002d32e5" style:font-size-asian="10pt" style:font-size-complex="10pt"/>
    </style:style>
    <style:style style:name="P31" style:family="paragraph" style:parent-style-name="Standard">
      <style:text-properties fo:font-size="10pt" officeooo:rsid="002e0315" officeooo:paragraph-rsid="002e0315" style:font-size-asian="10pt" style:font-size-complex="10pt"/>
    </style:style>
    <style:style style:name="P32" style:family="paragraph" style:parent-style-name="Standard">
      <style:text-properties officeooo:rsid="002f14ef" officeooo:paragraph-rsid="00183ff7"/>
    </style:style>
    <style:style style:name="P33" style:family="paragraph" style:parent-style-name="Standard" style:master-page-name="">
      <style:paragraph-properties fo:margin-left="0in" fo:margin-right="0.5618in" fo:text-indent="0in" style:auto-text-indent="false" style:page-number="auto"/>
      <style:text-properties officeooo:rsid="00183ff7" officeooo:paragraph-rsid="00183ff7"/>
    </style:style>
    <style:style style:name="P34" style:family="paragraph" style:parent-style-name="Text_20_body">
      <style:text-properties officeooo:rsid="002809c0" officeooo:paragraph-rsid="002809c0"/>
    </style:style>
    <style:style style:name="P35" style:family="paragraph" style:parent-style-name="Text_20_body" style:master-page-name="">
      <style:paragraph-properties fo:margin-left="0in" fo:margin-right="0.5618in" fo:margin-top="0in" fo:margin-bottom="0.0972in" style:contextual-spacing="false" fo:line-height="120%" fo:text-indent="0in" style:auto-text-indent="false" style:page-number="auto"/>
      <style:text-properties officeooo:rsid="002809c0" officeooo:paragraph-rsid="002809c0"/>
    </style:style>
    <style:style style:name="P36" style:family="paragraph" style:parent-style-name="Heading_20_1">
      <style:text-properties officeooo:paragraph-rsid="00213db4"/>
    </style:style>
    <style:style style:name="P37" style:family="paragraph" style:parent-style-name="Heading_20_1">
      <style:text-properties officeooo:rsid="00183ff7" officeooo:paragraph-rsid="00213db4"/>
    </style:style>
    <style:style style:name="P38" style:family="paragraph" style:parent-style-name="Heading_20_1">
      <style:paragraph-properties fo:break-before="column"/>
    </style:style>
    <style:style style:name="P39" style:family="paragraph" style:parent-style-name="Table_20_Contents">
      <style:paragraph-properties fo:text-align="center" style:justify-single-word="false"/>
      <style:text-properties style:font-name="Droid Sans Mono" officeooo:rsid="002d32e5" officeooo:paragraph-rsid="002d32e5"/>
    </style:style>
    <style:style style:name="P40" style:family="paragraph" style:parent-style-name="Table_20_Contents">
      <style:paragraph-properties fo:text-align="center" style:justify-single-word="false"/>
      <style:text-properties officeooo:rsid="002d32e5" officeooo:paragraph-rsid="002d32e5"/>
    </style:style>
    <style:style style:name="P41" style:family="paragraph" style:parent-style-name="Footnote">
      <style:text-properties officeooo:rsid="0031544d" officeooo:paragraph-rsid="0031544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d32e5" style:font-weight-asian="bold" style:font-weight-complex="bold"/>
    </style:style>
    <style:style style:name="T3" style:family="text">
      <style:text-properties fo:font-weight="bold" officeooo:rsid="0022eb44" style:font-weight-asian="bold" style:font-weight-complex="bold"/>
    </style:style>
    <style:style style:name="T4" style:family="text">
      <style:text-properties fo:font-weight="bold" officeooo:rsid="0026562e" style:font-weight-asian="bold" style:font-weight-complex="bold"/>
    </style:style>
    <style:style style:name="T5" style:family="text">
      <style:text-properties officeooo:rsid="0018f0d8"/>
    </style:style>
    <style:style style:name="T6" style:family="text">
      <style:text-properties officeooo:rsid="00192e44"/>
    </style:style>
    <style:style style:name="T7" style:family="text">
      <style:text-properties officeooo:rsid="001bb35d"/>
    </style:style>
    <style:style style:name="T8" style:family="text">
      <style:text-properties style:text-position="super 58%"/>
    </style:style>
    <style:style style:name="T9" style:family="text">
      <style:text-properties style:text-position="super 58%" officeooo:rsid="001fd67d"/>
    </style:style>
    <style:style style:name="T10" style:family="text">
      <style:text-properties officeooo:rsid="001fd67d"/>
    </style:style>
    <style:style style:name="T11" style:family="text">
      <style:text-properties officeooo:rsid="00213db4"/>
    </style:style>
    <style:style style:name="T12" style:family="text">
      <style:text-properties officeooo:rsid="0022eb44"/>
    </style:style>
    <style:style style:name="T13" style:family="text">
      <style:text-properties officeooo:rsid="0026562e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officeooo:rsid="002741e2"/>
    </style:style>
    <style:style style:name="T16" style:family="text">
      <style:text-properties officeooo:rsid="002b5d99"/>
    </style:style>
    <style:style style:name="T17" style:family="text">
      <style:text-properties officeooo:rsid="002d32e5"/>
    </style:style>
    <style:style style:name="T18" style:family="text">
      <style:text-properties officeooo:rsid="002e0315"/>
    </style:style>
    <style:style style:name="T19" style:family="text">
      <style:text-properties officeooo:rsid="002f7aee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Frame3" text:anchor-type="paragraph" svg:x="2.8339in" svg:y="0.5083in" svg:width="2.0362in" draw:z-index="2"><draw:text-box fo:min-height="1.1772in"><text:h text:style-name="Heading_20_3" text:outline-level="3">C<text:span text:style-name="T5">AVEAT</text:span></text:h><text:p text:style-name="P30"><text:span text:style-name="T18">Semantics pitfall!<text:line-break/></text:span>OR <text:span text:style-name="T18">corresponds to </text:span>“and/or” <text:span text:style-name="T18">in spoken language, while XOR corresponds to “either or”.</text:span></text:p><text:p text:style-name="P31">XOR stands for exclusive-or.</text:p></draw:text-box></draw:frame>Operators 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AND</text:p>
          </table:table-cell>
          <table:table-cell table:style-name="Table1.A1" office:value-type="string">
            <text:p text:style-name="P2">1 iff<text:note text:id="ftn1" text:note-class="footnote"><text:note-citation>1</text:note-citation><text:note-body><text:p text:style-name="P10"><text:span text:style-name="T6">i</text:span>ff: “if and only if”</text:p></text:note-body></text:note> all inputs are 1 </text:p>
            <text:p text:style-name="P2">0 otherwise </text:p>
          </table:table-cell>
        </table:table-row>
        <table:table-row>
          <table:table-cell table:style-name="Table1.A1" office:value-type="string">
            <text:p text:style-name="P12">OR</text:p>
          </table:table-cell>
          <table:table-cell table:style-name="Table1.A1" office:value-type="string">
            <text:p text:style-name="P12">1 if at least one input is 1 </text:p>
            <text:p text:style-name="P2">0 only If all inputs are 0 </text:p>
          </table:table-cell>
        </table:table-row>
        <table:table-row>
          <table:table-cell table:style-name="Table1.A1" office:value-type="string">
            <text:p text:style-name="P12">XOR</text:p>
          </table:table-cell>
          <table:table-cell table:style-name="Table1.A1" office:value-type="string">
            <text:p text:style-name="P2">1 if inputs are not the same </text:p>
          </table:table-cell>
        </table:table-row>
        <table:table-row>
          <table:table-cell table:style-name="Table1.A1" office:value-type="string">
            <text:p text:style-name="P12">NOT</text:p>
          </table:table-cell>
          <table:table-cell table:style-name="Table1.A1" office:value-type="string">
            <text:p text:style-name="P2">1 if input is 0 </text:p>
            <text:p text:style-name="P2">0 if input is <text:span text:style-name="T16">1</text:span> </text:p>
          </table:table-cell>
        </table:table-row>
      </table:table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Bits &amp; Bytes </text:h>
      <text:p text:style-name="P2">8 <text:span text:style-name="T17">b</text:span>its make 1 <text:span text:style-name="T17">b</text:span>yte<text:note text:id="ftn0" text:note-class="footnote"><text:note-citation>2</text:note-citation><text:note-body><text:p text:style-name="P41">For sake of simplicity and the platform we're using, we only consider bytes in this cheatsheet</text:p></text:note-body></text:note>.</text:p>
      <text:p text:style-name="P3">Bits are numbered from <text:span text:style-name="T17">right</text:span> to <text:span text:style-name="T17">left</text:span>.</text:p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column table:style-name="Table3.C" table:number-columns-repeated="3"/>
        <table:table-row>
          <table:table-cell table:style-name="Table3.A1" office:value-type="string">
            <text:p text:style-name="P17">Bit #</text:p>
          </table:table-cell>
          <table:table-cell table:style-name="Table3.B1" office:value-type="string">
            <text:p text:style-name="P39">7</text:p>
          </table:table-cell>
          <table:table-cell table:style-name="Table3.B1" office:value-type="string">
            <text:p text:style-name="P39">6</text:p>
          </table:table-cell>
          <table:table-cell table:style-name="Table3.B1" office:value-type="string">
            <text:p text:style-name="P39">5</text:p>
          </table:table-cell>
          <table:table-cell table:style-name="Table3.B1" office:value-type="string">
            <text:p text:style-name="P39">4</text:p>
          </table:table-cell>
          <table:table-cell table:style-name="Table3.B1" office:value-type="string">
            <text:p text:style-name="P39">3</text:p>
          </table:table-cell>
          <table:table-cell table:style-name="Table3.B1" office:value-type="string">
            <text:p text:style-name="P39">2</text:p>
          </table:table-cell>
          <table:table-cell table:style-name="Table3.B1" office:value-type="string">
            <text:p text:style-name="P39">1</text:p>
          </table:table-cell>
          <table:table-cell table:style-name="Table3.I1" office:value-type="string">
            <text:p text:style-name="P39">0</text:p>
          </table:table-cell>
        </table:table-row>
        <table:table-row>
          <table:table-cell table:style-name="Table3.A1" office:value-type="string">
            <text:p text:style-name="P17">Value</text:p>
          </table:table-cell>
          <table:table-cell table:style-name="Table3.B2" office:value-type="string">
            <text:p text:style-name="P19">128</text:p>
          </table:table-cell>
          <table:table-cell table:style-name="Table3.B2" office:value-type="string">
            <text:p text:style-name="P19">64</text:p>
          </table:table-cell>
          <table:table-cell table:style-name="Table3.B2" office:value-type="string">
            <text:p text:style-name="P19">32</text:p>
          </table:table-cell>
          <table:table-cell table:style-name="Table3.B2" office:value-type="string">
            <text:p text:style-name="P19">16</text:p>
          </table:table-cell>
          <table:table-cell table:style-name="Table3.B2" office:value-type="string">
            <text:p text:style-name="P19">8</text:p>
          </table:table-cell>
          <table:table-cell table:style-name="Table3.B2" office:value-type="string">
            <text:p text:style-name="P19">4</text:p>
          </table:table-cell>
          <table:table-cell table:style-name="Table3.B2" office:value-type="string">
            <text:p text:style-name="P19">2</text:p>
          </table:table-cell>
          <table:table-cell table:style-name="Table3.I2" office:value-type="string">
            <text:p text:style-name="P19">1</text:p>
          </table:table-cell>
        </table:table-row>
        <table:table-row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>MSB<text:note text:id="ftn2" text:note-class="footnote"><text:note-citation>3</text:note-citation><text:note-body><text:p text:style-name="P11">MSB: Most significant bit</text:p></text:note-body></text:note>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>LSB<text:note text:id="ftn3" text:note-class="footnote"><text:note-citation>4</text:note-citation><text:note-body><text:p text:style-name="P11">LSB: Least significant bit</text:p></text:note-body></text:note></text:p>
          </table:table-cell>
        </table:table-row>
      </table:table>
      <text:p text:style-name="P2"/>
      <text:p text:style-name="P2">This is analogous to how the decimal system works, the more </text:p>
      <text:p text:style-name="P9">important digits are further left. <text:span text:style-name="T10">But instead of every digit having a place value of 10</text:span><text:span text:style-name="T9">n</text:span><text:span text:style-name="T10"> binary has a place value of 2</text:span><text:span text:style-name="T9">n</text:span><text:span text:style-name="T10">.</text:span></text:p>
      <text:p text:style-name="P23"/>
      <text:h text:style-name="P38" text:outline-level="1"><draw:frame draw:style-name="fr1" draw:name="Frame1" text:anchor-type="paragraph" svg:x="2.7138in" svg:y="0.539in" svg:width="2.3362in" draw:z-index="0"><draw:text-box fo:min-height="1.1772in"><text:h text:style-name="Heading_20_3" text:outline-level="3">C<text:span text:style-name="T5">AVEAT</text:span></text:h><text:p text:style-name="P6"><text:span text:style-name="T1">To fiddle with bits, use only bitwise operators!</text:span> </text:p><text:p text:style-name="P6">Your compiler will allow <text:span text:style-name="T5">you to use</text:span> logical operators, but the result will not be what you want! </text:p></draw:text-box></draw:frame>C-<text:span text:style-name="T6">S</text:span>tyle Operators 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5">Bitwise</text:p>
          </table:table-cell>
          <table:table-cell table:style-name="Table2.A1" office:value-type="string">
            <text:p text:style-name="P14">Logical</text:p>
          </table:table-cell>
        </table:table-row>
        <table:table-row>
          <table:table-cell table:style-name="Table2.A1" office:value-type="string">
            <text:p text:style-name="P13">AND</text:p>
          </table:table-cell>
          <table:table-cell table:style-name="Table2.B2" office:value-type="string">
            <text:p text:style-name="P21">&amp;</text:p>
          </table:table-cell>
          <table:table-cell table:style-name="Table2.C2" office:value-type="string">
            <text:p text:style-name="P22">&amp;&amp;</text:p>
          </table:table-cell>
        </table:table-row>
        <table:table-row>
          <table:table-cell table:style-name="Table2.A1" office:value-type="string">
            <text:p text:style-name="P13">OR</text:p>
          </table:table-cell>
          <table:table-cell table:style-name="Table2.B3" office:value-type="string">
            <text:p text:style-name="P21">|</text:p>
          </table:table-cell>
          <table:table-cell table:style-name="Table2.C3" office:value-type="string">
            <text:p text:style-name="P22">||</text:p>
          </table:table-cell>
        </table:table-row>
        <table:table-row>
          <table:table-cell table:style-name="Table2.A1" office:value-type="string">
            <text:p text:style-name="P13">NOT</text:p>
          </table:table-cell>
          <table:table-cell table:style-name="Table2.B3" office:value-type="string">
            <text:p text:style-name="P21">~</text:p>
          </table:table-cell>
          <table:table-cell table:style-name="Table2.C3" office:value-type="string">
            <text:p text:style-name="P22">!</text:p>
          </table:table-cell>
        </table:table-row>
        <table:table-row>
          <table:table-cell table:style-name="Table2.A1" office:value-type="string">
            <text:p text:style-name="P13">XOR</text:p>
          </table:table-cell>
          <table:table-cell table:style-name="Table2.B5" office:value-type="string">
            <text:p text:style-name="P21">^</text:p>
          </table:table-cell>
          <table:table-cell table:style-name="Table2.C5" office:value-type="string">
            <text:p text:style-name="P22"/>
          </table:table-cell>
        </table:table-row>
      </table:table>
      <text:h text:style-name="P37" text:outline-level="1"/>
      <text:h text:style-name="P36" text:outline-level="1"/>
      <text:h text:style-name="P36" text:outline-level="1">Shifting </text:h>
      <text:p text:style-name="P2">Shift all bits to the left or right en-bloc. </text:p>
      <text:p text:style-name="P2"/>
      <text:p text:style-name="P2">Bits that are "shifted out" are lost.<text:line-break/>Replacement bits "shifted in" are <text:span text:style-name="T17">usually set to 0, with one exception: Right-shifting unsigned values repeats the MSB to preserve the sign.</text:span></text:p>
      <text:p text:style-name="P2"/>
      <text:p text:style-name="P2"><draw:frame draw:style-name="fr1" draw:name="Frame2" text:anchor-type="paragraph" svg:x="2.5165in" svg:y="0.0146in" svg:width="2.3299in" draw:z-index="1"><draw:text-box fo:min-height="0.9571in"><text:h text:style-name="Heading_20_3" text:outline-level="3">Fun Fact :)</text:h><text:p text:style-name="P5">Shifting left by n places is equivalent to multiplying by 2<text:span text:style-name="T8">n</text:span>. </text:p><text:p text:style-name="P5">Likewise, shifting right <text:span text:style-name="T7">by n places</text:span> is equivalent to dividing by 2<text:span text:style-name="T8">n</text:span>. </text:p></draw:text-box></draw:frame></text:p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16">Operator</text:p>
          </table:table-cell>
        </table:table-row>
        <table:table-row>
          <table:table-cell table:style-name="Table4.A1" office:value-type="string">
            <text:p text:style-name="P18">Shift Left</text:p>
          </table:table-cell>
          <table:table-cell table:style-name="Table4.B2" office:value-type="string">
            <text:p text:style-name="P20">&lt;&lt;</text:p>
          </table:table-cell>
        </table:table-row>
        <table:table-row>
          <table:table-cell table:style-name="Table4.A1" office:value-type="string">
            <text:p text:style-name="P18">Shift Right</text:p>
          </table:table-cell>
          <table:table-cell table:style-name="Table4.B3" office:value-type="string">
            <text:p text:style-name="P20">&gt;&gt;</text:p>
          </table:table-cell>
        </table:table-row>
      </table:table>
      <text:p text:style-name="P2"><text:s/></text:p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8">Operation</text:p>
          </table:table-cell>
          <table:table-cell table:style-name="Table5.A1" office:value-type="string">
            <text:p text:style-name="P40">Unsigned Result</text:p>
          </table:table-cell>
          <table:table-cell table:style-name="Table5.A1" office:value-type="string">
            <text:p text:style-name="P40">Signed Result</text:p>
          </table:table-cell>
        </table:table-row>
        <table:table-row>
          <table:table-cell table:style-name="Table5.A2" office:value-type="string">
            <text:p text:style-name="P7"><text:span text:style-name="T2">1</text:span><text:span text:style-name="T1">100101</text:span><text:span text:style-name="T2">1</text:span> &gt;&gt; 2</text:p>
          </table:table-cell>
          <table:table-cell table:style-name="Table5.B2" office:value-type="string">
            <text:p text:style-name="P7">00<text:span text:style-name="T2">1</text:span><text:span text:style-name="T1">10010</text:span></text:p>
          </table:table-cell>
          <table:table-cell table:style-name="Table5.C2" office:value-type="string">
            <text:p text:style-name="P29">11<text:span text:style-name="T1">110010</text:span></text:p>
          </table:table-cell>
        </table:table-row>
        <table:table-row>
          <table:table-cell table:style-name="Table5.A3" office:value-type="string">
            <text:p text:style-name="P7"><text:span text:style-name="T2">1</text:span><text:span text:style-name="T1">100101</text:span><text:span text:style-name="T2">1</text:span> &lt;&lt; 2</text:p>
          </table:table-cell>
          <table:table-cell table:style-name="Table5.B3" office:value-type="string">
            <text:p text:style-name="P7"><text:span text:style-name="T1">00</text:span><text:span text:style-name="T2">1</text:span><text:span text:style-name="T1">01</text:span><text:span text:style-name="T2">1</text:span>00</text:p>
          </table:table-cell>
          <table:table-cell table:style-name="Table5.C3" office:value-type="string">
            <text:p text:style-name="P29"><text:span text:style-name="T1">001011</text:span>00</text:p>
          </table:table-cell>
        </table:table-row>
      </table:table>
      <text:p text:style-name="P32"/>
      <text:h text:style-name="P38" text:outline-level="1"><text:soft-page-break/>Masking </text:h>
      <text:p text:style-name="P2"/>
      <text:p text:style-name="P2">If you're only interested in a subset of bits, you can "select" them </text:p>
      <text:p text:style-name="P33">using a mask. </text:p>
      <text:p text:style-name="P2">A mask is simply a <text:span text:style-name="T17">b</text:span>yte with a number of bits set to 1. </text:p>
      <text:p text:style-name="P2">You can think of <text:span text:style-name="T11">such </text:span>a 1-bit as a cut-out in a piece of paper. </text:p>
      <text:p text:style-name="P2">Everything that is 1 you can see, everything else (0) you cannot. </text:p>
      <text:h text:style-name="Heading_20_1" text:outline-level="1">Useful Operations</text:h>
      <text:p text:style-name="P35">We've collected a bunch of useful operations for your convenience in the table to the right.</text:p>
      <text:p text:style-name="P34">Enjoy &amp; happy hacking!</text:p>
      <text:h text:style-name="Heading_20_1" text:outline-level="1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"><text:span text:style-name="T11">M</text:span>ask with n<text:span text:style-name="T8">th</text:span> bit set </text:p>
          </table:table-cell>
          <table:table-cell table:style-name="Table6.A1" office:value-type="string">
            <text:p text:style-name="P8">(1 &lt;&lt; n) </text:p>
            <text:p text:style-name="P8"/>
            <text:p text:style-name="P8">(1 &lt;&lt; 3)</text:p>
            <text:p text:style-name="P8"/>
            <text:p text:style-name="P8"/>
          </table:table-cell>
          <table:table-cell table:style-name="Table6.A1" office:value-type="string">
            <text:p text:style-name="P8"/>
            <text:p text:style-name="P8"/>
            <text:p text:style-name="P8"><text:span text:style-name="T13">=&gt; </text:span>00001000</text:p>
          </table:table-cell>
        </table:table-row>
        <table:table-row>
          <table:table-cell table:style-name="Table6.A1" office:value-type="string">
            <text:p text:style-name="P4"><text:span text:style-name="T11">M</text:span>ask with n<text:span text:style-name="T8">th</text:span> and m<text:span text:style-name="T8">th</text:span> bit set </text:p>
          </table:table-cell>
          <table:table-cell table:style-name="Table6.A1" office:value-type="string">
            <text:p text:style-name="P8">(1 &lt;&lt; n) | (<text:span text:style-name="T19">1</text:span> &lt;&lt; m) </text:p>
            <text:p text:style-name="P8"/>
            <text:p text:style-name="P8">(1 &lt;&lt; 3) | (1 &lt;&lt; 7)</text:p>
            <text:p text:style-name="P8"/>
            <text:p text:style-name="P8"/>
          </table:table-cell>
          <table:table-cell table:style-name="Table6.A1" office:value-type="string">
            <text:p text:style-name="P8"/>
            <text:p text:style-name="P8"/>
            <text:p text:style-name="P8"><text:span text:style-name="T13">=&gt; </text:span>10001000</text:p>
          </table:table-cell>
        </table:table-row>
        <table:table-row>
          <table:table-cell table:style-name="Table6.A1" office:value-type="string">
            <text:p text:style-name="P4"><text:span text:style-name="T11">M</text:span>ask with everything but n<text:span text:style-name="T8">th</text:span> bit set </text:p>
          </table:table-cell>
          <table:table-cell table:style-name="Table6.A1" office:value-type="string">
            <text:p text:style-name="P8">~(1 &lt;&lt; n) </text:p>
            <text:p text:style-name="P8"/>
            <text:p text:style-name="P8">~(1 &lt;&lt; 3<text:span text:style-name="T13">)</text:span></text:p>
            <text:p text:style-name="P8"/>
            <text:p text:style-name="P8"/>
          </table:table-cell>
          <table:table-cell table:style-name="Table6.A1" office:value-type="string">
            <text:p text:style-name="P8"/>
            <text:p text:style-name="P8"/>
            <text:p text:style-name="P8"><text:span text:style-name="T13">=&gt; </text:span>11110111</text:p>
          </table:table-cell>
        </table:table-row>
        <table:table-row>
          <table:table-cell table:style-name="Table6.A1" office:value-type="string">
            <text:p text:style-name="P4">Set high-bits of mask m in v </text:p>
          </table:table-cell>
          <table:table-cell table:style-name="Table6.A1" office:value-type="string">
            <text:p text:style-name="P8">v | m </text:p>
            <text:p text:style-name="P8"/>
            <text:p text:style-name="P8">11001100 | 0<text:span text:style-name="T1">11</text:span>00<text:span text:style-name="T1">11</text:span><text:span text:style-name="T13">0</text:span></text:p>
            <text:p text:style-name="P8"/>
            <text:p text:style-name="P8"/>
          </table:table-cell>
          <table:table-cell table:style-name="Table6.A1" office:value-type="string">
            <text:p text:style-name="P8"/>
            <text:p text:style-name="P8"/>
            <text:p text:style-name="P8"><text:span text:style-name="T13">=&gt; </text:span>1<text:span text:style-name="T1">11</text:span>01<text:span text:style-name="T1">11</text:span>0</text:p>
          </table:table-cell>
        </table:table-row>
        <table:table-row>
          <table:table-cell table:style-name="Table6.A1" office:value-type="string">
            <text:p text:style-name="P4">Clear high-bits of mask m in v </text:p>
          </table:table-cell>
          <table:table-cell table:style-name="Table6.A1" office:value-type="string">
            <text:p text:style-name="P8">v &amp; ~m </text:p>
            <text:p text:style-name="P8"/>
            <text:p text:style-name="P28"><text:span text:style-name="T12">11001100 &amp; </text:span><text:span text:style-name="T3">~</text:span><text:span text:style-name="T12">0</text:span><text:span text:style-name="T3">11</text:span><text:span text:style-name="T12">00</text:span><text:span text:style-name="T3">11</text:span><text:span text:style-name="T12">0<text:line-break/>11001100 &amp; <text:s/>1</text:span><text:span text:style-name="T3">00</text:span><text:span text:style-name="T12">11</text:span><text:span text:style-name="T3">00</text:span><text:span text:style-name="T12">1</text:span></text:p>
            <text:p text:style-name="P28"><text:s/></text:p>
            <text:p text:style-name="P28"/>
          </table:table-cell>
          <table:table-cell table:style-name="Table6.A1" office:value-type="string">
            <text:p text:style-name="P8"/>
            <text:p text:style-name="P8"/>
            <text:p text:style-name="P8"><text:span text:style-name="T13">=&gt; 1</text:span><text:span text:style-name="T4">00</text:span><text:span text:style-name="T13">01</text:span><text:span text:style-name="T4">00</text:span><text:span text:style-name="T13">0</text:span> </text:p>
            <text:p text:style-name="P8"><text:span text:style-name="T13">=&gt; 1</text:span><text:span text:style-name="T4">00</text:span><text:span text:style-name="T13">01</text:span><text:span text:style-name="T4">00</text:span><text:span text:style-name="T13">0</text:span> </text:p>
          </table:table-cell>
        </table:table-row>
        <table:table-row>
          <table:table-cell table:style-name="Table6.A1" office:value-type="string">
            <text:p text:style-name="P4">Toggle the n<text:span text:style-name="T8">th</text:span> bit </text:p>
          </table:table-cell>
          <table:table-cell table:style-name="Table6.A1" office:value-type="string">
            <text:p text:style-name="P8">V ^ (1 &lt;&lt; n) </text:p>
            <text:p text:style-name="P8"/>
            <text:p text:style-name="P8">1100<text:span text:style-name="T1">1</text:span>100 ^ (1 &lt;&lt; 3)</text:p>
            <text:p text:style-name="P8">110<text:span text:style-name="T1">0</text:span>1100 ^ (1 &lt;&lt; 4)</text:p>
            <text:p text:style-name="P8"/>
            <text:p text:style-name="P8"/>
          </table:table-cell>
          <table:table-cell table:style-name="Table6.A1" office:value-type="string">
            <text:p text:style-name="P8"/>
            <text:p text:style-name="P8"/>
            <text:p text:style-name="P8"><text:span text:style-name="T13">=&gt; </text:span>1100<text:span text:style-name="T1">0</text:span>100</text:p>
            <text:p text:style-name="P8"><text:span text:style-name="T13">=&gt; </text:span>110<text:span text:style-name="T1">1</text:span>1100</text:p>
          </table:table-cell>
        </table:table-row>
        <table:table-row>
          <table:table-cell table:style-name="Table6.A1" office:value-type="string">
            <text:p text:style-name="P26"><text:span text:style-name="T14">Directly apply operations to a variable</text:span> </text:p>
          </table:table-cell>
          <table:table-cell table:style-name="Table6.A1" office:value-type="string">
            <text:p text:style-name="P8">a = a <text:s/>| b<text:line-break/>a = a <text:s/>&amp; b<text:line-break/>a = a <text:s/>^ b</text:p>
            <text:p text:style-name="P8">a = a &lt;&lt; b<text:line-break/>a = a &gt;&gt; b</text:p>
          </table:table-cell>
          <table:table-cell table:style-name="Table6.A1" office:value-type="string">
            <text:p text:style-name="P8"><text:span text:style-name="T15">=&gt; </text:span>a <text:s/>|= b </text:p>
            <text:p text:style-name="P8"><text:span text:style-name="T15">=&gt; </text:span>a <text:s/>&amp;= b </text:p>
            <text:p text:style-name="P8"><text:span text:style-name="T15">=&gt; </text:span>a <text:s/>^= b </text:p>
            <text:p text:style-name="P8"><text:span text:style-name="T15">=&gt; </text:span>a &lt;&lt;= b </text:p>
            <text:p text:style-name="P8"><text:span text:style-name="T15">=&gt; </text:span>a &gt;&gt;= b 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family="'Droid Sans'" style:font-style-name="Regular" style:font-family-generic="swiss" style:font-pitch="variable" fo:font-size="10pt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402in" fo:margin-bottom="0.0799in" style:contextual-spacing="true" style:page-number="auto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.0402in" style:contextual-spacing="false"/>
      <style:text-properties fo:color="#000000" fo:font-size="13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8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a8ebf" officeooo:paragraph-rsid="001a8ebf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Bitwise Operations Cheatsheet</text:span> - https://github.com/shackspace/uc-basic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jehle </meta:initial-creator>
    <meta:creation-date>2015-05-22T19:28:12.922924488</meta:creation-date>
    <dc:date>2015-05-22T22:18:36.862075396</dc:date>
    <dc:creator>gjehle </dc:creator>
    <meta:editing-duration>PT1H55M20S</meta:editing-duration>
    <meta:editing-cycles>23</meta:editing-cycles>
    <meta:generator>LibreOffice/4.2.8.2$Linux_X86_64 LibreOffice_project/420$Build-2</meta:generator>
    <meta:printed-by>gjehle </meta:printed-by>
    <meta:print-date>2015-05-22T22:13:30.818991092</meta:print-date>
    <meta:document-statistic meta:table-count="6" meta:image-count="0" meta:object-count="0" meta:page-count="2" meta:paragraph-count="128" meta:word-count="538" meta:character-count="2560" meta:non-whitespace-character-count="2096"/>
  </office:meta>
</office:document-meta>
</file>